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23ef" officeooo:paragraph-rsid="001923ef"/>
    </style:style>
    <style:style style:name="P2" style:family="paragraph" style:parent-style-name="Standard">
      <style:text-properties officeooo:rsid="001923ef" officeooo:paragraph-rsid="001ac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kFS Hub bucket for stock_data</text:p>
      <text:p text:style-name="P1"/>
      <text:p text:style-name="P1">bafktjzr7jljxatarzvmzjxjd3pjrwm4dqb3yxdqm4hbu3b7ajtu5pya</text:p>
      <text:p text:style-name="P1"/>
      <text:p text:style-name="P1"/>
      <text:p text:style-name="P1">$ hub bucket links</text:p>
      <text:p text:style-name="P1"/>
      <text:p text:style-name="P1">&gt; Your bucket links:</text:p>
      <text:p text:style-name="P1"/>
      <text:p text:style-name="P2">&gt; https://hub.textile.io/thread/bafktjzr7jljxatarzvmzjxjd3pjrwm4dqb3yxdqm4hbu3b7ajtu5pya/buckets/bafzbeigtdsn6ipnoe3mgxxkvttzti4gbjtd5db2ldawpw26jcrisgulcpu </text:p>
      <text:p text:style-name="P2"/>
      <text:p text:style-name="P2">Thread link</text:p>
      <text:p text:style-name="P2">&gt; https://hub.textile.io/ipns/bafzbeigtdsn6ipnoe3mgxxkvttzti4gbjtd5db2ldawpw26jcrisgulcpu </text:p>
      <text:p text:style-name="P2"/>
      <text:p text:style-name="P2">IPNS link (propagation can be slow)</text:p>
      <text:p text:style-name="P1">&gt; https://bafzbeigtdsn6ipnoe3mgxxkvttzti4gbjtd5db2ldawpw26jcrisgulcpu.textile.space Bucket websi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5:20:56.309383481</meta:creation-date>
    <dc:date>2020-07-27T17:48:58.013280881</dc:date>
    <meta:editing-duration>PT6M59S</meta:editing-duration>
    <meta:editing-cycles>1</meta:editing-cycles>
    <meta:document-statistic meta:table-count="0" meta:image-count="0" meta:object-count="0" meta:page-count="1" meta:paragraph-count="9" meta:word-count="30" meta:character-count="517" meta:non-whitespace-character-count="494"/>
    <meta:generator>LibreOffice/6.0.7.3$Linux_X86_64 LibreOffice_project/00m0$Build-3</meta:generator>
  </office:meta>
</office:document-meta>
</file>